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7"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8"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39"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67"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68"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69"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0"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1"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76" style:family="paragraph" style:parent-style-name="Standard">
      <style:paragraph-properties fo:text-align="start" style:justify-single-word="false" fo:break-before="pag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77"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78"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3"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size="16pt" style:font-size-asian="16pt" style:font-size-complex="16pt"/>
    </style:style>
    <style:style style:name="T92" style:family="text">
      <style:text-properties fo:font-size="16pt" officeooo:rsid="0092ce51" style:font-size-asian="16pt" style:font-size-complex="16pt"/>
    </style:style>
    <style:style style:name="T93" style:family="text">
      <style:text-properties fo:font-size="16pt" officeooo:rsid="00d4e11e" style:font-size-asian="16pt" style:font-size-complex="16pt"/>
    </style:style>
    <style:style style:name="T94" style:family="text">
      <style:text-properties fo:font-size="16pt" fo:font-style="italic" style:font-size-asian="16pt" style:font-style-asian="italic" style:font-size-complex="16pt" style:font-style-complex="italic"/>
    </style:style>
    <style:style style:name="T9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6" style:family="text">
      <style:text-properties fo:font-size="16pt" fo:font-weight="normal" style:font-size-asian="16pt" style:font-weight-asian="normal" style:font-size-complex="16pt" style:font-weight-complex="normal"/>
    </style:style>
    <style:style style:name="T97" style:family="text">
      <style:text-properties fo:font-size="16pt" fo:font-weight="normal" officeooo:rsid="00d365ed" style:font-size-asian="16pt" style:font-weight-asian="normal" style:font-size-complex="16pt" style:font-weight-complex="normal"/>
    </style:style>
    <style:style style:name="T98" style:family="text">
      <style:text-properties officeooo:rsid="00a1b68e"/>
    </style:style>
    <style:style style:name="T99" style:family="text">
      <style:text-properties officeooo:rsid="00a383ef"/>
    </style:style>
    <style:style style:name="T100" style:family="text">
      <style:text-properties officeooo:rsid="00ac72e4"/>
    </style:style>
    <style:style style:name="T101" style:family="text">
      <style:text-properties officeooo:rsid="00adc773"/>
    </style:style>
    <style:style style:name="T102" style:family="text">
      <style:text-properties officeooo:rsid="00b2f4cc"/>
    </style:style>
    <style:style style:name="T103" style:family="text">
      <style:text-properties officeooo:rsid="00b7634c"/>
    </style:style>
    <style:style style:name="T104" style:family="text">
      <style:text-properties officeooo:rsid="00b7ac32"/>
    </style:style>
    <style:style style:name="T105" style:family="text">
      <style:text-properties officeooo:rsid="00b8032d"/>
    </style:style>
    <style:style style:name="T106" style:family="text">
      <style:text-properties officeooo:rsid="00b8b114"/>
    </style:style>
    <style:style style:name="T107" style:family="text">
      <style:text-properties officeooo:rsid="00ba26a4"/>
    </style:style>
    <style:style style:name="T108" style:family="text">
      <style:text-properties officeooo:rsid="00bb964a"/>
    </style:style>
    <style:style style:name="T109" style:family="text">
      <style:text-properties officeooo:rsid="00bccb22"/>
    </style:style>
    <style:style style:name="T110" style:family="text">
      <style:text-properties officeooo:rsid="00c467c2"/>
    </style:style>
    <style:style style:name="T111" style:family="text">
      <style:text-properties officeooo:rsid="00c86c8a"/>
    </style:style>
    <style:style style:name="T112" style:family="text">
      <style:text-properties officeooo:rsid="00cbaedf"/>
    </style:style>
    <style:style style:name="T113" style:family="text">
      <style:text-properties style:font-name="Noto Mono"/>
    </style:style>
    <style:style style:name="T114" style:family="text">
      <style:text-properties style:font-name="Noto Mono" style:text-underline-style="solid" style:text-underline-width="auto" style:text-underline-color="font-color"/>
    </style:style>
    <style:style style:name="T115" style:family="text">
      <style:text-properties style:font-name="Noto Mono" style:text-underline-style="solid" style:text-underline-width="auto" style:text-underline-color="font-color" officeooo:rsid="00cbaedf"/>
    </style:style>
    <style:style style:name="T116" style:family="text">
      <style:text-properties style:font-name="Noto Mono" officeooo:rsid="00cbaedf"/>
    </style:style>
    <style:style style:name="T117" style:family="text">
      <style:text-properties style:font-name="Noto Mono" fo:font-size="16pt" fo:font-weight="normal" style:font-size-asian="16pt" style:font-weight-asian="normal" style:font-size-complex="16pt" style:font-weight-complex="normal"/>
    </style:style>
    <style:style style:name="T118" style:family="text">
      <style:text-properties fo:font-size="18pt" style:font-size-asian="18pt" style:font-size-complex="18pt"/>
    </style:style>
    <style:style style:name="T119" style:family="text">
      <style:text-properties fo:font-size="12pt" fo:font-style="normal" fo:font-weight="normal" style:font-style-asian="normal" style:font-weight-asian="normal" style:font-style-complex="normal" style:font-weight-complex="normal"/>
    </style:style>
    <style:style style:name="T120" style:family="text">
      <style:text-properties fo:font-size="12pt" fo:font-style="normal" fo:font-weight="normal" officeooo:rsid="0092ce51" style:font-style-asian="normal" style:font-weight-asian="normal" style:font-style-complex="normal" style:font-weight-complex="normal"/>
    </style:style>
    <style:style style:name="T121" style:family="text">
      <style:text-properties fo:font-size="12pt" fo:font-style="normal" fo:font-weight="normal" officeooo:rsid="00931634" style:font-style-asian="normal" style:font-weight-asian="normal" style:font-style-complex="normal" style:font-weight-complex="normal"/>
    </style:style>
    <style:style style:name="T122" style:family="text">
      <style:text-properties fo:font-size="12pt" fo:font-style="normal" fo:font-weight="normal" officeooo:rsid="00dc313d" style:font-style-asian="normal" style:font-weight-asian="normal" style:font-style-complex="normal" style:font-weight-complex="normal"/>
    </style:style>
    <style:style style:name="T123" style:family="text">
      <style:text-properties fo:font-size="12pt" fo:font-style="normal" fo:font-weight="normal" officeooo:rsid="00de2c59" style:font-style-asian="normal" style:font-weight-asian="normal" style:font-style-complex="normal" style:font-weight-complex="normal"/>
    </style:style>
    <style:style style:name="T124" style:family="text">
      <style:text-properties fo:font-size="12pt" fo:font-style="normal" style:font-style-asian="normal" style:font-style-complex="normal"/>
    </style:style>
    <style:style style:name="T125" style:family="text">
      <style:text-properties fo:font-size="12pt" fo:font-weight="normal" style:font-weight-asian="normal" style:font-weight-complex="normal"/>
    </style:style>
    <style:style style:name="T126" style:family="text">
      <style:text-properties fo:font-size="12pt" fo:font-weight="normal" officeooo:rsid="00931634" style:font-weight-asian="normal" style:font-weight-complex="normal"/>
    </style:style>
    <style:style style:name="T127" style:family="text">
      <style:text-properties fo:font-size="12pt" fo:font-weight="normal" officeooo:rsid="00934504" style:font-weight-asian="normal" style:font-weight-complex="normal"/>
    </style:style>
    <style:style style:name="T128" style:family="text">
      <style:text-properties fo:font-size="12pt" fo:font-weight="normal" officeooo:rsid="008f56ea" style:font-weight-asian="normal" style:font-weight-complex="normal"/>
    </style:style>
    <style:style style:name="T129" style:family="text">
      <style:text-properties fo:font-size="12pt" fo:font-weight="normal" officeooo:rsid="008aa193" style:font-weight-asian="normal" style:font-weight-complex="normal"/>
    </style:style>
    <style:style style:name="T130" style:family="text">
      <style:text-properties officeooo:rsid="00de2c5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0">S</text:span>ISA-64 RISC ISA</text:p>
      <text:p text:style-name="P2">Programmer’s Referenc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2"><text:a xlink:type="simple" xlink:href="#1%19Architecture%20Synopsis%19C%7Ctoxmark" text:style-name="Index_20_Link" text:visited-style-name="Index_20_Link">Architecture Synopsis<text:tab/>3</text:a></text:p>
          <text:p text:style-name="P72"><text:a xlink:type="simple" xlink:href="#1%19Comparison%20with%20other%20ISAs%19C%7Ctoxmark" text:style-name="Index_20_Link" text:visited-style-name="Index_20_Link">Comparison with other ISAs<text:tab/>4</text:a></text:p>
          <text:p text:style-name="P72"><text:a xlink:type="simple" xlink:href="#1%19Design%20Decisions%19C%7Ctoxmark" text:style-name="Index_20_Link" text:visited-style-name="Index_20_Link">Design Decisions<text:tab/>5</text:a></text:p>
          <text:p text:style-name="P72"><text:a xlink:type="simple" xlink:href="#1%19Instruction%20Set%19C%7Ctoxmark" text:style-name="Index_20_Link" text:visited-style-name="Index_20_Link">Instruction Set<text:tab/>6</text:a></text:p>
          <text:p text:style-name="P72"><text:a xlink:type="simple" xlink:href="#1%19Instruction%20Set%20Details%19C%7Ctoxmark" text:style-name="Index_20_Link" text:visited-style-name="Index_20_Link">Instruction Set Details<text:tab/>7</text:a></text:p>
          <text:p text:style-name="P72"><text:a xlink:type="simple" xlink:href="#1%19Execution%20Flow%19C%7Ctoxmark" text:style-name="Index_20_Link" text:visited-style-name="Index_20_Link">Execution Flow<text:tab/>8</text:a></text:p>
          <text:p text:style-name="P72"><text:a xlink:type="simple" xlink:href="#1%19Device%19C%7Ctoxmark" text:style-name="Index_20_Link" text:visited-style-name="Index_20_Link">Device<text:tab/>9</text:a></text:p>
          <text:p text:style-name="P72"><text:a xlink:type="simple" xlink:href="#1%19User%20Mode%19C%7Ctoxmark" text:style-name="Index_20_Link" text:visited-style-name="Index_20_Link">User Mode<text:tab/>10</text:a></text:p>
          <text:p text:style-name="P72"><text:a xlink:type="simple" xlink:href="#1%19Returning%20to%20Privileged%20Mode%19C%7Ctoxmark" text:style-name="Index_20_Link" text:visited-style-name="Index_20_Link">Returning to Privileged Mode<text:tab/>11</text:a></text:p>
          <text:p text:style-name="P72"><text:a xlink:type="simple" xlink:href="#1%19Multithreading%19C%7Ctoxmark" text:style-name="Index_20_Link" text:visited-style-name="Index_20_Link">Multithreading<text:tab/>12</text:a></text:p>
          <text:p text:style-name="P72"><text:a xlink:type="simple" xlink:href="#1%19Individual%20Instruction%20Information%19C%7Ctoxmark" text:style-name="Index_20_Link" text:visited-style-name="Index_20_Link">Individual Instruction Information<text:tab/>14</text:a></text:p>
        </text:index-body>
      </text:table-of-content>
      <text:p text:style-name="P4"/>
      <text:p text:style-name="P5"><text:toc-mark-start text:id="IMark2391634927752" text:outline-level="1"/>Architecture Synopsis<text:toc-mark-end text:id="IMark2391634927752"/></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2391634927752" text:outline-level="1"/>Compar<text:span text:style-name="T3">ison with other ISAs</text:span><text:toc-mark-end text:id="IMark2391634927752"/></text:p>
      <text:p text:style-name="P13">SISA64 has a single-byte-opcode, multi-byte-operand system very similar to old MOS 6502 processors. The memory model is a flat 64 bit address space. There is no respect of or need for alignment, segmentation, paging, or <text:span text:style-name="T101">complicated address translation</text:span> <text:span text:style-name="T101">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1">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2391634926984" text:outline-level="1"/>Design Decisions<text:toc-mark-end text:id="IMark2391634926984"/></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391634926984" text:outline-level="1"/>Instruction Set<text:toc-mark-end text:id="IMark2391634926984"/></text:p>
      <text:p text:style-name="P15">Here is a compact data sheet for every instruction:</text:p>
      <text:p text:style-name="P16"><text:span text:style-name="T77">(</text:span>hlt<text:span text:style-name="T77">|nop)<text:tab/><text:tab/></text:span>;</text:p>
      <text:p text:style-name="P17">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6">dread <text:tab/><text:tab/><text:tab/><text:span text:style-name="T7">rid_</text:span><text:span text:style-name="T9">addr</text:span></text:p>
      <text:p text:style-name="P16">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_</text:span><text:span text:style-name="T15">dest</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0">|and|or|xor</text:span><text:span text:style-name="T76">)</text:span><text:tab/><text:span text:style-name="T7">rid_</text:span><text:span text:style-name="T12">dest</text:span><text:span text:style-name="T42">, </text:span><text:span text:style-name="T7">rid_</text:span><text:span text:style-name="T12">src</text:span><text:line-break/><text:span text:style-name="T76">(</text:span><text:span text:style-name="T110">compl|neg|</text:span>bool<text:span text:style-name="T76">|not)</text:span><text:span text:style-name="T42"><text:tab/></text:span><text:span text:style-name="T7">rid_</text:span><text:span text:style-name="T16">dest</text:span></text:p>
      <text:p text:style-name="P18">(i|f|d)<text:span text:style-name="T41">(add|sub|mul) <text:tab/></text:span><text:span text:style-name="T8">rid_</text:span><text:span text:style-name="T14">dest</text:span><text:span text:style-name="T41">, </text:span><text:span text:style-name="T8">rid_</text:span><text:span text:style-name="T14">src</text:span></text:p>
      <text:p text:style-name="P23">(u|i|f|d)div <text:tab/><text:tab/><text:span text:style-name="T7">rid_</text:span><text:span text:style-name="T14">dest</text:span>, <text:span text:style-name="T7">rid_</text:span><text:span text:style-name="T14">src</text:span></text:p>
      <text:p text:style-name="P23"><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9"><text:span text:style-name="T60">s</text:span>e<text:span text:style-name="T62">YY</text:span><text:span text:style-name="T65"> <text:tab/><text:tab/><text:tab/></text:span><text:span text:style-name="T24">rid_</text:span><text:span text:style-name="T27">dest</text:span></text:p>
      <text:p text:style-name="P21"><text:span text:style-name="T65">(u|i|f|d)cmp</text:span><text:span text:style-name="T66"> <text:tab/><text:tab/></text:span><text:span text:style-name="T25">rid_</text:span><text:span text:style-name="T26">dest</text:span><text:span text:style-name="T66">, </text:span><text:span text:style-name="T25">rid_</text:span><text:span text:style-name="T26">compareme</text:span><text:span text:style-name="T66">, </text:span><text:span text:style-name="T25">rid_</text:span><text:span text:style-name="T26">compareme</text:span></text:p>
      <text:p text:style-name="P20"><text:span text:style-name="T72">(</text:span><text:span text:style-name="T66">j</text:span><text:span text:style-name="T65">mp</text:span><text:span text:style-name="T72">|call)</text:span><text:span text:style-name="T65"><text:tab/><text:tab/></text:span><text:span text:style-name="T67">addr</text:span></text:p>
      <text:p text:style-name="P20"><text:span text:style-name="T68">jnz <text:tab/><text:tab/><text:tab/></text:span><text:span text:style-name="T28">rid_</text:span><text:span text:style-name="T29">test</text:span><text:span text:style-name="T30">me</text:span><text:span text:style-name="T68">, </text:span><text:span text:style-name="T67">addr</text:span></text:p>
      <text:p text:style-name="P22"><text:span text:style-name="T68">ret<text:tab/><text:tab/><text:tab/>;<text:line-break/>(get|set)stp <text:tab/><text:tab/></text:span><text:span text:style-name="T28">rid</text:span></text:p>
      <text:p text:style-name="P24"><text:span text:style-name="T69">(</text:span><text:span text:style-name="T65">push</text:span><text:span text:style-name="T69">|pop)</text:span><text:span text:style-name="T62">XX</text:span><text:span text:style-name="T65"> <text:tab/><text:tab/></text:span><text:span text:style-name="T23">rid</text:span></text:p>
      <text:p text:style-name="P24"><text:span text:style-name="T65">ito(</text:span><text:span text:style-name="T71">f</text:span><text:span text:style-name="T65">|</text:span><text:span text:style-name="T71">d</text:span><text:span text:style-name="T65">) <text:tab/><text:tab/></text:span><text:span text:style-name="T23">rid</text:span></text:p>
      <text:p text:style-name="P24"><text:span text:style-name="T65">(f|d)toi <text:tab/><text:tab/></text:span><text:span text:style-name="T23">rid</text:span></text:p>
      <text:p text:style-name="P24"><text:span text:style-name="T70">(</text:span><text:span text:style-name="T65">inc</text:span><text:span text:style-name="T70">|dec)</text:span><text:span text:style-name="T65"> <text:tab/><text:tab/></text:span><text:span text:style-name="T23">rid</text:span></text:p>
      <text:p text:style-name="P25">(ld|st)sp<text:span text:style-name="T62">XX</text:span><text:tab/><text:tab/><text:span text:style-name="T7">rid</text:span>,<text:span text:style-name="T73">off32<text:line-break/></text:span><text:span text:style-name="T110">bswap</text:span><text:span text:style-name="T63">ZZ</text:span><text:span text:style-name="T110"><text:tab/><text:tab/><text:tab/></text:span><text:span text:style-name="T21">rid</text:span></text:p>
      <text:p text:style-name="P26"><text:span text:style-name="T31">Where</text:span> <text:span text:style-name="T62">XX</text:span> = one of (64,32,16,8) determining how large a load/store/push/pop <text:s/>is happening.<text:line-break/><text:span text:style-name="T31">Where</text:span> <text:span text:style-name="T62">YY</text:span> = one of (32,16,8) determining the size of the integer in the register to sign extend.<text:line-break/><text:span text:style-name="T33">Where</text:span><text:span text:style-name="T110"> </text:span><text:span text:style-name="T63">ZZ</text:span><text:span text:style-name="T110"> = one of (64,32,16) determining the size of a value to perform a reverse byte reordering.</text:span></text:p>
      <text:p text:style-name="P26"><text:span text:style-name="T31">Where</text:span> <text:span text:style-name="T73">addr</text:span> = an 8 byte big-endian unsigned integer memory address,<text:line-break/><text:span text:style-name="T32">W</text:span><text:span text:style-name="T31">here</text:span> <text:span text:style-name="T73">literal</text:span> = an <text:span text:style-name="T62">XX</text:span> bit value, being <text:span text:style-name="T62">XX</text:span>/8 bytes long, which is to be loaded into a register.</text:p>
      <text:p text:style-name="P27">Where<text:span text:style-name="T43"> </text:span><text:span text:style-name="T68">rid</text:span><text:span text:style-name="T43"> = an 8-bit unsigned integer value representing the ID of a general purpose register, from 0-255. Anything after “rid” (such as </text:span><text:span text:style-name="T68">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8">Where<text:span text:style-name="T43"> if there is a semicolon after the instruction name, it indicates that it has no arguments and the opcode </text:span><text:span text:style-name="T46">plus arguments</text:span><text:span text:style-name="T43"> length is thus a single byte.</text:span></text:p>
      <text:p text:style-name="P29">Where<text:span text:style-name="T43"> off32 = a 4 byte unsigned integer stack-relative offset.</text:span></text:p>
      <text:p text:style-name="P32"><text:toc-mark-start text:id="IMark2391634927752" text:outline-level="1"/>Instruction Set Details<text:toc-mark-end text:id="IMark2391634927752"/></text:p>
      <text:p text:style-name="P30"><text:span text:style-name="T43">*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7">(st64, st32, st16, st8)</text:span><text:span text:style-name="T43">, which take a register id to store before the address to store them to.</text:span></text:p>
      <text:p text:style-name="P30"><text:span text:style-name="T43">* </text:span><text:span text:style-name="T48">d stands for double (64 bit floating point) and f stands for float (32 bit floating point)</text:span></text:p>
      <text:p text:style-name="P30"><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4">See “Device” for dread and dwrite. </text:span><text:span text:style-name="T55">See “User Mode” for become_user and syscall.</text:span></text:p>
      <text:p text:style-name="P31"><text:span text:style-name="T52">* </text:span><text:span text:style-name="T43">ldspXX and stspXX read and write using a 32 bit unsigned integer offset from the stack pointer, rather than a 64 bit offset.</text:span></text:p>
      <text:p text:style-name="P38"><text:toc-mark-start text:id="IMark2391634926408" text:outline-level="1"/><text:span text:style-name="T50">E</text:span><text:span text:style-name="T43">xecution </text:span><text:span text:style-name="T51">Flow</text:span><text:toc-mark-end text:id="IMark2391634926408"/></text:p>
      <text:p text:style-name="P43">When the implementation first starts, it copies a program image from a ROM into memory at address zero.<text:line-break/>The device bus is initialized (di() in the emulator) and all registers are cleared.</text:p>
      <text:p text:style-name="P66"><text:span text:style-name="T43">Execution begins with all registers, including the program counter, set to zero.<text:line-break/>The processor starts in </text:span><text:span text:style-name="T53">Privileged Mode</text:span><text:span text:style-name="T43">, which has full access to the system.</text:span></text:p>
      <text:p text:style-name="P66"><text:span text:style-name="T43">After some amount of execution, it will normally invoke “become_user” and enters </text:span><text:span text:style-name="T53">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3"/>
      <text:p text:style-name="P43">User Mode has a limited view of memory restricted by the settings passed into become_user. Its address space goes from [off, off+max] in memory, as passed into become_user, which is re-mapped to [0,max].</text:p>
      <text:p text:style-name="P43"/>
      <text:p text:style-name="P43">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3"/>
      <text:p text:style-name="P43">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48">After this continues for some time, the processor will eventually want to shut down. It does this by either having an exception in privileged mode or the “hlt” instruction. The device is then shut down (dcl() in the emulator) and the system closes.</text:p>
      <text:p text:style-name="P33"><text:toc-mark-start text:id="IMark2391634926984" text:outline-level="1"/>Device<text:toc-mark-end text:id="IMark2391634926984"/></text:p>
      <text:p text:style-name="P39">The device is an implementation of the instructions dread and dwrite which are to provide access to the I/O and other functions of the system.</text:p>
      <text:p text:style-name="P39"/>
      <text:p text:style-name="P40">dread and dwrite are privileged instructions and may not be executed in user mode, returning ERR_DEVICE (3)</text:p>
      <text:p text:style-name="P40"/>
      <text:p text:style-name="P40">The emulator provides an example of what a typical implementation might look like.</text:p>
      <text:p text:style-name="P40"/>
      <text:p text:style-name="P40">In hardware, dread() and dwrite() would provide blocking bios-interrupt access to a secondary bus on the system.</text:p>
      <text:p text:style-name="P40"/>
      <text:p text:style-name="P42">Address 0 is the serial terminal (getchar, putchar) </text:p>
      <text:p text:style-name="P42"/>
      <text:p text:style-name="P42"><text:span text:style-name="T102">A</text:span>ddress 1 can be read to discover the system’s memory size.</text:p>
      <text:p text:style-name="P41"/>
      <text:p text:style-name="P44">Address 2 provides access to a measurement of time in milliseconds if read with dread.</text:p>
      <text:p text:style-name="P34"><text:toc-mark-start text:id="IMark2391634926984" text:outline-level="1"/>User Mode<text:toc-mark-end text:id="IMark2391634926984"/></text:p>
      <text:p text:style-name="P45">As discussed previously, SISA64 has two pr<text:span text:style-name="T80">ivilege levels, “</text:span><text:span text:style-name="T74">Privileged</text:span><text:span text:style-name="T80">” and “</text:span><text:span text:style-name="T74">User</text:span><text:span text:style-name="T80">”.</text:span></text:p>
      <text:p text:style-name="P57"/>
      <text:p text:style-name="P57">Privileged<text:span text:style-name="T81"> mode has access to all of the instructions and the entirety of memory.</text:span></text:p>
      <text:p text:style-name="P57">User<text:span text:style-name="T81"> mode has access to most of the instructions, but not all, and has only a small window into memory defined by an offset and maximum address.</text:span></text:p>
      <text:p text:style-name="P46">To explain how user mode works and how to use it in an operating system implementation, you should first learn how to enter user mode.</text:p>
      <text:p text:style-name="P47">_______________________________________________________________________</text:p>
      <text:p text:style-name="P83"><text:span text:style-name="T81">become_user </text:span><text:span text:style-name="T34">rid_</text:span><text:span text:style-name="T35">off</text:span><text:span text:style-name="T81">, </text:span><text:span text:style-name="T34">rid_</text:span><text:span text:style-name="T36">max</text:span><text:span text:style-name="T81">, </text:span><text:span text:style-name="T34">rid_</text:span><text:span text:style-name="T37">rfaddr</text:span><text:span text:style-name="T81">, </text:span><text:span text:style-name="T34">rid_</text:span><text:span text:style-name="T37">ins</text:span><text:span text:style-name="T39">ns, saved_regs</text:span></text:p>
      <text:p text:style-name="P47">_______________________________________________________________________</text:p>
      <text:p text:style-name="P58"><text:span text:style-name="T94">rid_off</text:span><text:span text:style-name="T81">: </text:span><text:span text:style-name="T125">ID of </text:span><text:span text:style-name="T128">the </text:span><text:span text:style-name="T125">register containing the </text:span><text:span text:style-name="T129">offset address of the user’s address space. The address in this register is a physical address that defines the user mode virtual address of zero.</text:span></text:p>
      <text:p text:style-name="P80"><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67"><text:span text:style-name="T91">rid_max</text:span><text:span text:style-name="T56">: </text:span><text:span text:style-name="T119">ID of the register containing the maximum address that usermode will be able to access during its execution.</text:span></text:p>
      <text:p text:style-name="P79">If usermode tries to access any memory that goes beyond this maximum address (either by trying to read beyond it or straddling the boundary with a multi-byte access) then it will actually read address zero instead.</text:p>
      <text:p text:style-name="P81"><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68"><text:span text:style-name="T91">rid</text:span><text:span text:style-name="T92">_rfaddr</text:span><text:span text:style-name="T57">: </text:span><text:span text:style-name="T12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1">become_user, the processor loads </text:span><text:span text:style-name="T126">from</text:span><text:span text:style-name="T121"> the register file </text:span><text:span text:style-name="T126">into</text:span><text:span text:style-name="T121"> the registers, and upon returning to privileged execution, it stores </text:span><text:span text:style-name="T126">to</text:span><text:span text:style-name="T121"> the registerfile </text:span><text:span text:style-name="T126">from</text:span><text:span text:style-name="T121"> the registers, in the previously mentioned order. </text:span><text:span text:style-name="T126">The address of the register file is saved by the processor </text:span><text:span text:style-name="T127">in a register </text:span><text:span text:style-name="T126">during usermode execution for this purpose.</text:span></text:p>
      <text:p text:style-name="P69"><text:span text:style-name="T91">rid_ins</text:span><text:span text:style-name="T93">ns</text:span><text:span text:style-name="T56">: </text:span><text:span text:style-name="T119">ID of the register containing the number of instructions to execute in usermode before preemption.</text:span><text:span text:style-name="T56"> </text:span><text:span text:style-name="T124">Note that a value of zero still results in a single instruction being executed.</text:span></text:p>
      <text:p text:style-name="P75">saved_regs<text:span text:style-name="T56">: </text:span><text:span text:style-name="T119">Maximum ID of register to </text:span><text:span text:style-name="T122">pass/</text:span><text:span text:style-name="T119">save, switching between user mode and privileged mode. To </text:span><text:span text:style-name="T122">pass and </text:span><text:span text:style-name="T119">save all registers, pass “255” in. To </text:span><text:span text:style-name="T122">pass and </text:span><text:span text:style-name="T119">save only the first register, pass “0” in. </text:span></text:p>
      <text:p text:style-name="P77"><text:span text:style-name="T119">Note that</text:span><text:span text:style-name="T124"> when become_user is invoked, any registers not set by the register file contain the values that were set by the privileged code.</text:span><text:span text:style-name="T119"> It is important, then, for a secure operating system to zero-out any unsaved registers before calling become_user.<text:line-break/></text:span><text:span text:style-name="T123">Note that this changes the size of the register file. Saving all registers results in a 2064 byte register file, but saving only 8 (0-7) results in an 80 byte register file.</text:span></text:p>
      <text:p text:style-name="P76"><text:span text:style-name="T56"/></text:p>
      <text:p text:style-name="P35"><text:toc-mark-start text:id="IMark2391634927752" text:outline-level="1"/>Returning to Privileged Mode<text:toc-mark-end text:id="IMark2391634927752"/></text:p>
      <text:p text:style-name="P70"><text:span text:style-name="T56">After invoking become_user the user-mode program will execute code in its restricted sandbox. Eventually, though, </text:span><text:span text:style-name="T42">Something</text:span><text:span text:style-name="T56"> will happen, which causes control to return to the operating system. This </text:span><text:span text:style-name="T42">Something</text:span><text:span text:style-name="T56"> can be any of the following:</text:span></text:p>
      <text:p text:style-name="P70"><text:span text:style-name="T56">* A</text:span><text:span text:style-name="T59">n</text:span><text:span text:style-name="T56"> </text:span><text:span text:style-name="T59">hlt instruction is reached.</text:span></text:p>
      <text:p text:style-name="P53">* the user mode code tries to illegally “become_user”</text:p>
      <text:p text:style-name="P53">* The user mode code uses up its instruction count budget.</text:p>
      <text:p text:style-name="P53">* The user mode code tries to execute dread or dwrite.<text:line-break/>* The user mode code makes a system call.<text:line-break/>* The user mode code has an integer math error (div or mod by zero)<text:line-break/>* The user mode code has a floating point math error</text:p>
      <text:p text:style-name="P53"/>
      <text:p text:style-name="P71"><text:span text:style-name="T56">Each one of these </text:span><text:span text:style-name="T42">Something</text:span><text:span text:style-name="T56">s returns a unique error code identifier upon control returning to the operating system.</text:span></text:p>
      <text:p text:style-name="P54">Halt: 0 <text:line-break/>Privilege Error: 1<text:line-break/>Preemption: 2<text:line-break/>Device Error: 3<text:line-break/>System Call: 4<text:line-break/>Integer Math Error: 16<text:line-break/>Float Math Error: 32<text:line-break/></text:p>
      <text:p text:style-name="P55">This error code is stored in register zero (rid = 0) upon return of control to the operating system.</text:p>
      <text:p text:style-name="P55"/>
      <text:p text:style-name="P55">The contents of user-mode registers are stored in the register file whose address was passed as the third argument to become_user <text:span text:style-name="T98">as soon as this event occurs.<text:line-break/></text:span><text:span text:style-name="T99">It is thus entirely possible for the privileged process to immediately set up the registers again and “become_user” again.</text:span></text:p>
      <text:p text:style-name="P55"/>
      <text:p text:style-name="P56">Before it does that, though, it may want to serve a system call or determine if it should switch to another process (if you are writing an operating system with multitasking).</text:p>
      <text:p text:style-name="P36"><text:toc-mark-start text:id="IMark2391634927752" text:outline-level="1"/>Multithreading<text:toc-mark-end text:id="IMark2391634927752"/></text:p>
      <text:p text:style-name="P49">The emulator does not, at the time of writing, yet support emulation of a multicore processor. However, this is how it should be implemented:</text:p>
      <text:p text:style-name="P50"><text:line-break/>In the device address space…<text:line-break/><text:span text:style-name="T105">(Recall that address 0 was used for the blocking serial I/O, 1 for querying the available memory size, and 2 for time in milliseconds)</text:span></text:p>
      <text:p text:style-name="P51"/>
      <text:p text:style-name="P51">* Address 3 should yield the number of physical cores/<text:span text:style-name="T108">processors</text:span> on the machine. <text:span text:style-name="T103">If the system is single-processor, then it </text:span><text:span text:style-name="T104">may return either zero or one.</text:span></text:p>
      <text:p text:style-name="P51"/>
      <text:p text:style-name="P51">* Address 4 should provide the starting address of a series of device addresses which can be written to, to start another processor. <text:span text:style-name="T104">These addresses are the “Processor Kickstart Addresses”.</text:span> Writing to the<text:span text:style-name="T104">se</text:span> address<text:span text:style-name="T104">es</text:span>, irrespective of the value, begins execution on that processor. <text:span text:style-name="T104">I</text:span>f <text:span text:style-name="T108">the processor</text:span> is already running, the behavior is <text:span text:style-name="T7">implementation defined.</text:span> <text:span text:style-name="T108">Reading a kickstart address is </text:span><text:span text:style-name="T19">undefined behavior</text:span><text:span text:style-name="T104">. Kickstarting a core that is already running is </text:span><text:span text:style-name="T19">un</text:span><text:span text:style-name="T18">defined behavior</text:span><text:span text:style-name="T104">. </text:span><text:span text:style-name="T108">There are exactly as many kickstart addresses as there are cores.</text:span></text:p>
      <text:p text:style-name="P51"/>
      <text:p text:style-name="P51">* Address 5 should provide the number of available hardware mutual exclusion addresses for locking and unlocking to guard portions of memory. <text:span text:style-name="T104">If there are none available, zero is returned. </text:span><text:span text:style-name="T19">Mutual exclusion addresses are in the device address space, not the normal one.</text:span></text:p>
      <text:p text:style-name="P51"/>
      <text:p text:style-name="P51">* Address 6 should provide the starting address of the mutual exclusion addresses.</text:p>
      <text:p text:style-name="P51"/>
      <text:p text:style-name="P51">Writing a “1” <text:span text:style-name="T106">to a mutual exclusion address </text:span>attempts to lock it, and writing “0” unlocks it. <text:span text:style-name="T107">Trying to lock a mutual exclusion address (or “mutex”) if it is already locked (either by the current core or another core) causes the implementation to hang until the mutex is available to be locked.</text:span> <text:span text:style-name="T104">If no </text:span><text:span text:style-name="T106">mutual exclusion addresses</text:span><text:span text:style-name="T104"> are available, zero is returned </text:span><text:span text:style-name="T106">when reading Address 6. </text:span><text:span text:style-name="T108">Reading a mutual exclusion address is</text:span><text:span text:style-name="T19"> </text:span><text:span text:style-name="T20">implementation-defined</text:span><text:span text:style-name="T19"> behavior.</text:span><text:line-break/></text:p>
      <text:p text:style-name="P51">* Address 7 should provide <text:span text:style-name="T104">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4"> to determine if a processor is running: </text:span><text:span text:style-name="T108">1</text:span><text:span text:style-name="T107"> </text:span><text:span text:style-name="T104">for </text:span><text:soft-page-break/><text:span text:style-name="T104">running and 0 for not running. If a processor reaches an “hlt” instruction, or an exception in privileged mode, it stops execution and the implementation should return a 0 upon </text:span><text:span text:style-name="T108">reading a processor status variable</text:span><text:span text:style-name="T104">. That processor should then be </text:span><text:span text:style-name="T108">immediately </text:span><text:span text:style-name="T104">available for starting again via the appropriate processor kickstart address. </text:span><text:span text:style-name="T108">These variables are </text:span><text:span text:style-name="T40">atomic</text:span><text:span text:style-name="T108"> </text:span><text:span text:style-name="T109">and if a processor is in the process of shutting down, it should be 1</text:span><text:span text:style-name="T108">.</text:span><text:span text:style-name="T104"> </text:span><text:span text:style-name="T75">Writing</text:span><text:span text:style-name="T104"> </text:span><text:span text:style-name="T108">to a processor status variable is</text:span><text:span text:style-name="T19"> </text:span><text:span text:style-name="T20">implementation-defined</text:span><text:span text:style-name="T19"> behavior.</text:span></text:p>
      <text:p text:style-name="P52"/>
      <text:p text:style-name="P52"><text:span text:style-name="T104">*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2"/>
      <text:p text:style-name="P59">Errata<text:span text:style-name="T81">:</text:span></text:p>
      <text:p text:style-name="P52">* Every core/processor should be able to start every other core on a multi-core system, if that core is turned off. If core 1 has halted execution, core 2 should be able to start it.</text:p>
      <text:p text:style-name="P52">* Cores do not share registers.</text:p>
      <text:p text:style-name="P59"><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0"><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8">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1"><text:span text:style-name="T88">* </text:span><text:span text:style-name="T81">Hardware mutex addresses need only support unlocking by the same processor that locked it. Trying to unlock a mutex from a different processor than the one that locked it is </text:span><text:span text:style-name="T34">undefined behavior.</text:span></text:p>
      <text:p text:style-name="P37"><text:toc-mark-start text:id="IMark2391634926408" text:outline-level="1"/>Individual Instruction Information<text:toc-mark-end text:id="IMark2391634926408"/></text:p>
      <text:p text:style-name="P62"><text:span text:style-name="T81">(While reading this, please refer to </text:span><text:span text:style-name="T34">Instruction Set) </text:span><text:span text:style-name="T81">Most instructions are fairly obvious.</text:span></text:p>
      <text:p text:style-name="P63"><text:span text:style-name="T113">nop</text:span><text:span text:style-name="T81"> does </text:span>no op<text:span text:style-name="T81">eration</text:span> <text:span text:style-name="T81">and executes the dispatch,<text:line-break/></text:span><text:span text:style-name="T113">hlt</text:span><text:span text:style-name="T81"> </text:span>h<text:span text:style-name="T81">a</text:span>lt<text:span text:style-name="T81">s execution, returning an error code of zero to the privileged process or shuts down the system,<text:line-break/></text:span><text:span text:style-name="T113">become_user</text:span><text:span text:style-name="T81"> is explained in </text:span><text:span text:style-name="T34">User Mode</text:span><text:span text:style-name="T81">,<text:line-break/></text:span><text:span text:style-name="T113">syscall</text:span><text:span text:style-name="T81"> is also explained in </text:span><text:span text:style-name="T34">User Mode</text:span><text:span text:style-name="T81"> but functions similar to </text:span><text:span text:style-name="T34">hlt</text:span></text:p>
      <text:p text:style-name="P63"><text:span text:style-name="T113">dread</text:span><text:span text:style-name="T81"> and </text:span><text:span text:style-name="T113">dwrite</text:span><text:span text:style-name="T81"> perform 64 bit </text:span>read<text:span text:style-name="T81">s and </text:span>write<text:span text:style-name="T81">s on the device bus and are privileged instructions, explained in </text:span><text:span text:style-name="T34">Device</text:span><text:span text:style-name="T81">.<text:line-break/></text:span><text:span text:style-name="T113">Im</text:span><text:span text:style-name="T114">XX</text:span><text:span text:style-name="T81"> loads an immediate value (the second argument) into a register (the first argument)<text:line-break/></text:span><text:span text:style-name="T113">ld</text:span><text:span text:style-name="T114">XX</text:span><text:span text:style-name="T81"> </text:span>l<text:span text:style-name="T81">oa</text:span>d<text:span text:style-name="T81">s a value from a memory address (the second argument) into a register (the first argument)<text:line-break/></text:span><text:span text:style-name="T113">st</text:span><text:span text:style-name="T114">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3">ild</text:span><text:span text:style-name="T114">XX</text:span><text:span text:style-name="T81"> </text:span>i<text:span text:style-name="T81">ndirectly </text:span>l<text:span text:style-name="T81">oa</text:span>d<text:span text:style-name="T81">s a value from a memory address </text:span><text:span text:style-name="T34">stored in a register</text:span><text:span text:style-name="T81"> (the second argument) into a register (the first argument).<text:line-break/></text:span><text:span text:style-name="T113">ist</text:span><text:span text:style-name="T114">XX</text:span><text:span text:style-name="T81"> </text:span>i<text:span text:style-name="T81">ndirectly </text:span>st<text:span text:style-name="T81">ores a value from a register (the second argument) into a memory address </text:span><text:span text:style-name="T34">stored in a register</text:span><text:span text:style-name="T81"> (the first argument).<text:line-break/></text:span><text:span text:style-name="T113">mov</text:span><text:span text:style-name="T81"> copies the contents of a register (the second argument) into another register (the first argument).<text:line-break/></text:span><text:span text:style-name="T113">lsh</text:span><text:span text:style-name="T81"> and </text:span><text:span text:style-name="T113">rsh</text:span><text:span text:style-name="T81"> perform arithmetic left and right shift on the value in a register (first argument) by the number of bits specified in another register (the second argument).<text:line-break/></text:span><text:span text:style-name="T113">and</text:span><text:span text:style-name="T81">, </text:span><text:span text:style-name="T113">or</text:span><text:span text:style-name="T81">, and </text:span><text:span text:style-name="T113">xor</text:span><text:span text:style-name="T81"> perform bitwise logic on the contents of two registers (the first and second arguments).<text:line-break/></text:span><text:span text:style-name="T113">compl</text:span><text:span text:style-name="T81"> inverts all bits in a register (the first argument)<text:line-break/></text:span><text:span text:style-name="T113">neg</text:span><text:span text:style-name="T81"> treats the value in a register as a signed 64 bit integer and multiplies it by negative one.<text:line-break/></text:span><text:span text:style-name="T113">bool</text:span><text:span text:style-name="T81"> transforms the contents of a register to represent its boolean evaluation if treated as an unsigned integer. If the contents are zero, it is set to zero. If the contents are non-zero it is set to one.<text:line-break/></text:span><text:span text:style-name="T113">not</text:span><text:span text:style-name="T81"> does the opposite transformation of bool, setting the register to 1 if it has zero contents, or 0 if it has non-zero contents.<text:line-break/></text:span><text:span text:style-name="T113">iadd</text:span><text:span text:style-name="T81">, </text:span><text:span text:style-name="T113">isub</text:span><text:span text:style-name="T81">, </text:span><text:span text:style-name="T113">imul</text:span><text:span text:style-name="T81">, </text:span><text:span text:style-name="T113">udiv</text:span><text:span text:style-name="T81">, and </text:span><text:span text:style-name="T113">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3">iadd</text:span><text:span text:style-name="T81">,</text:span> <text:span text:style-name="T113">isub</text:span><text:span text:style-name="T81">, and</text:span> <text:span text:style-name="T113">imul</text:span><text:span text:style-name="T81"> all work on signed 64 bit integers, too.<text:line-break/></text:span></text:p>
      <text:p text:style-name="P63"><text:soft-page-break/><text:span text:style-name="T113">idiv</text:span><text:span text:style-name="T7"> </text:span><text:span text:style-name="T81">and</text:span> <text:span text:style-name="T113">imod</text:span><text:span text:style-name="T81"> perform s</text:span>i<text:span text:style-name="T81">gned</text:span> <text:span text:style-name="T81">integer arithmetic correponding to </text:span>div<text:span text:style-name="T81">ision and </text:span>mod<text:span text:style-name="T81">ulo, respectively. They are not valid on unsigned values.<text:line-break/></text:span><text:span text:style-name="T113">se</text:span><text:span text:style-name="T114">YY</text:span><text:span text:style-name="T81"> </text:span>s<text:span text:style-name="T81">ign </text:span>e<text:span text:style-name="T81">xtends the value in a register from some smaller number of bits (one of: 8,16,32) to 64 bit.<text:line-break/></text:span><text:span text:style-name="T113">ucmp</text:span> <text:span text:style-name="T81">and </text:span><text:span text:style-name="T113">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3"><text:span text:style-name="T113">fcmp</text:span> <text:span text:style-name="T81">and</text:span> <text:span text:style-name="T113">dcmp</text:span> <text:span text:style-name="T81">compare two floating point numbers having the same -1,0,1 system and same three-argument syntax as </text:span><text:span text:style-name="T113">ucmp</text:span><text:span text:style-name="T81"> and </text:span><text:span text:style-name="T113">icmp</text:span><text:span text:style-name="T81">.</text:span></text:p>
      <text:p text:style-name="P63"><text:span text:style-name="T113">jmp</text:span><text:span text:style-name="T81"> </text:span>j<text:span text:style-name="T81">u</text:span>mp<text:span text:style-name="T81">s the program counter to a future location using an immediate value.</text:span></text:p>
      <text:p text:style-name="P63"><text:span text:style-name="T113">call</text:span><text:span text:style-name="T81"> jumps the program counter to a future location, but first it pushes the program counter onto the stack. It is supposed to be used for implementing function </text:span>call<text:span text:style-name="T81">s.<text:line-break/></text:span><text:span text:style-name="T113">jnz</text:span><text:span text:style-name="T81"> </text:span>j<text:span text:style-name="T81">umps the program counter to a future location using an immediate value (the second argument, </text:span><text:span text:style-name="T34">if</text:span><text:span text:style-name="T81"> a register (indicated by the first argument) is </text:span>n<text:span text:style-name="T81">ot </text:span>z<text:span text:style-name="T81">ero.<text:line-break/></text:span><text:span text:style-name="T113">ret</text:span><text:span text:style-name="T81"> </text:span><text:span text:style-name="T89">pops the program counter off the stack. It is meant to be used for </text:span><text:span text:style-name="T111">ret</text:span><text:span text:style-name="T89">urning from a function to the caller.<text:line-break/></text:span><text:span text:style-name="T116">getstp</text:span><text:span text:style-name="T90"> retrieves the </text:span><text:span text:style-name="T112">st</text:span><text:span text:style-name="T90">ack </text:span><text:span text:style-name="T112">p</text:span><text:span text:style-name="T90">ointer and stores it into a register.<text:line-break/></text:span><text:span text:style-name="T116">setstp</text:span><text:span text:style-name="T112"> </text:span><text:span text:style-name="T90">sets the </text:span><text:span text:style-name="T112">st</text:span><text:span text:style-name="T90">ack </text:span><text:span text:style-name="T112">p</text:span><text:span text:style-name="T90">ointer to the value stored in a register.<text:line-break/></text:span><text:span text:style-name="T116">push</text:span><text:span text:style-name="T115">XX</text:span><text:span text:style-name="T112"> push</text:span><text:span text:style-name="T90">es the contents of a register onto the stack<text:line-break/></text:span><text:span text:style-name="T116">pop</text:span><text:span text:style-name="T115">XX</text:span><text:span text:style-name="T90"> </text:span><text:span text:style-name="T112">pop</text:span><text:span text:style-name="T90">s a value off of the stack and puts it into a register.<text:line-break/></text:span><text:span text:style-name="T116">ito(f|d)</text:span><text:span text:style-name="T90"> converts a s</text:span><text:span text:style-name="T112">i</text:span><text:span text:style-name="T90">gned integer into a </text:span><text:span text:style-name="T112">f</text:span><text:span text:style-name="T90">loat (32 bit floating point) or </text:span><text:span text:style-name="T112">d</text:span><text:span text:style-name="T90">ouble (64 bit floating point). </text:span><text:span text:style-name="T116">itof</text:span><text:span text:style-name="T90"> converts to 32 bit float, </text:span><text:span text:style-name="T116">itod</text:span><text:span text:style-name="T90"> converts to 64 bit float.</text:span></text:p>
      <text:p text:style-name="P64"><text:span text:style-name="T113">(f|d)toi</text:span><text:span text:style-name="T81"> converts a </text:span>f<text:span text:style-name="T81">loat (32 bit floating point) or </text:span>d<text:span text:style-name="T81">ouble (64 bit floating point) to a s</text:span>i<text:span text:style-name="T81">gned integer. </text:span><text:span text:style-name="T113">ftoi</text:span><text:span text:style-name="T81"> converts from a 32 bit float, and </text:span><text:span text:style-name="T113">dtoi</text:span><text:span text:style-name="T81"> converts from a 64 bit float.<text:line-break/></text:span><text:span text:style-name="T113">inc</text:span><text:span text:style-name="T81"> and </text:span><text:span text:style-name="T113">dec</text:span><text:span text:style-name="T81"> </text:span>increment<text:span text:style-name="T81"> and </text:span>decrement<text:span text:style-name="T81"> the value in a register, interpreting it as a signed or unsigned integer.<text:line-break/></text:span><text:span text:style-name="T113">ldsp</text:span><text:span text:style-name="T114">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3">stsp</text:span><text:span text:style-name="T114">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64"><text:span text:style-name="T113">bswap</text:span><text:span text:style-name="T114">ZZ</text:span><text:span text:style-name="T81"> </text:span>swap<text:span text:style-name="T81">s the </text:span>b<text:span text:style-name="T81">ytes in a register, switching endian-ness.</text:span></text:p>
      <text:p text:style-name="P73"><text:toc-mark-start text:id="IMark2391634926408" text:outline-level="1"/>Calling Convention<text:toc-mark-end text:id="IMark2391634926408"/></text:p>
      <text:p text:style-name="P65"><text:span text:style-name="T81"><text:line-break/></text:span><text:span text:style-name="T118">Function Calls:</text:span></text:p>
      <text:p text:style-name="P65"><text:span text:style-name="T96">Function calls potentially overwrite all registers, so the caller must save any and all registers that they are using before calling a function.<text:line-break/></text:span><text:span text:style-name="T118">System Calls:</text:span></text:p>
      <text:p text:style-name="P65"><text:span text:style-name="T96">System calls pass their arguments through registers 1-255. Register zero is ignored. This is because when returning from become_user, the processor overwrites register zero with the error code (which, for </text:span><text:span text:style-name="T117">syscall</text:span><text:span text:style-name="T96">, is 4) and in order to use its value, the privileged code would have to read the value from the register file. This would slow down the </text:span><text:span text:style-name="T97">already-costly</text:span><text:span text:style-name="T96"> context switch.<text:line-break/>The </text:span><text:span text:style-name="T95">type</text:span><text:span text:style-name="T96"> or </text:span><text:span text:style-name="T95">id</text:span><text:span text:style-name="T96"> of the particular system call functionality being used should be in register 1.</text:span></text:p>
      <text:p text:style-name="P82">User Mode:</text:p>
      <text:p text:style-name="P78">Compilers and/or program authors should know how many of their registers are saved in a system call or through pre-emption. This information should be provided through a system call. <text:span text:style-name="T130">Registers greater than this number may be unsafe or insecure to use.</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13:42:58.734000000</dc:date>
    <meta:editing-duration>PT4H25M56S</meta:editing-duration>
    <meta:editing-cycles>122</meta:editing-cycles>
    <meta:document-statistic meta:table-count="0" meta:image-count="0" meta:object-count="0" meta:page-count="16" meta:paragraph-count="141" meta:word-count="3959" meta:character-count="24049" meta:non-whitespace-character-count="20167"/>
  </office:meta>
</office:document-meta>
</file>